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04789" officeooo:paragraph-rsid="00104789"/>
    </style:style>
    <style:style style:name="P2" style:family="paragraph" style:parent-style-name="Standard">
      <style:text-properties style:font-name="Arial1" fo:font-style="italic" officeooo:rsid="00104789" officeooo:paragraph-rsid="00104789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aplicat el generador de metadades a un projecte personal que havia realitzat consistent en una llista de tasques gestionable amb controls per crear, editar i esborrar tasques.</text:p>
      <text:p text:style-name="P1">El resultat generat a incorporar al &lt;head&gt; és:</text:p>
      <text:p text:style-name="P1"/>
      <text:p text:style-name="P2">&lt;meta http-equiv="Content-Type" content="text/html; ISO-8859-1"&gt;</text:p>
      <text:p text:style-name="P2">&lt;META NAME="DC.Language" SCHEME="RFC1766" CONTENT="English"&gt;</text:p>
      <text:p text:style-name="P2">&lt;META NAME="AUTHOR" CONTENT="Iris Vilaseca Sáenz de Santamaría"&gt;</text:p>
      <text:p text:style-name="P2">&lt;META NAME="REPLY-TO" CONTENT="cf22iris.vilaseca@iesjoandaustria.org"&gt;</text:p>
      <text:p text:style-name="P2">&lt;LINK REV="made" href="mailto:cf22iris.vilaseca@iesjoandaustria.org"&gt;</text:p>
      <text:p text:style-name="P2">&lt;META NAME="DESCRIPTION" CONTENT="Aplicación para gestionar las tareas por hacer y borrarlas"&gt;</text:p>
      <text:p text:style-name="P2">&lt;META NAME="KEYWORDS" CONTENT="tareas,trabajar,organización,tiempo,gestión"&gt;</text:p>
      <text:p text:style-name="P2">&lt;META NAME="Resource-type" CONTENT="RealWorld"&gt;</text:p>
      <text:p text:style-name="P2">&lt;META NAME="Revisit-after" CONTENT="1 days"&gt;</text:p>
      <text:p text:style-name="P2">&lt;META NAME="robots" content="ALL"&gt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1:06:34.926000000</meta:creation-date>
    <dc:date>2022-10-11T11:08:22.410000000</dc:date>
    <meta:editing-duration>PT1M48S</meta:editing-duration>
    <meta:editing-cycles>1</meta:editing-cycles>
    <meta:document-statistic meta:table-count="0" meta:image-count="0" meta:object-count="0" meta:page-count="1" meta:paragraph-count="12" meta:word-count="81" meta:character-count="846" meta:non-whitespace-character-count="777"/>
    <meta:generator>LibreOffice/7.4.1.2$Windows_X86_64 LibreOffice_project/3c58a8f3a960df8bc8fd77b461821e42c061c5f0</meta:generator>
  </office:meta>
</office:document-meta>
</file>